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2">
      <style:paragraph-properties fo:text-align="justify" style:justify-single-word="false"/>
    </style:style>
    <style:style style:name="P6" style:family="paragraph" style:parent-style-name="List_20_Paragraph" style:list-style-name="WWNum3">
      <style:paragraph-properties fo:text-align="justify" style:justify-single-word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c7c70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officeooo:rsid="001ce517"/>
    </style:style>
    <style:style style:name="T6" style:family="text">
      <style:text-properties fo:language="en" fo:country="US" officeooo:rsid="001ce517"/>
    </style:style>
    <style:style style:name="T7" style:family="text">
      <style:text-properties officeooo:rsid="001ce5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iotr Kucharski – Wstępny zarys tematu pracy licencjackiej <text:span text:style-name="T7">na rok 2019/2020</text:span></text:p>
      <text:p text:style-name="Standard"/>
      <text:p text:style-name="P1"><text:span text:style-name="T2">SPACE </text:span><text:span text:style-name="T1">SWARM MEMORY</text:span><text:bookmark text:name="_GoBack"/></text:p>
      <text:p text:style-name="P2"><text:line-break/><text:span text:style-name="T3">This </text:span><text:span text:style-name="T6">paper</text:span><text:span text:style-name="T3"> is about exploring the possibilities of Differentiable Neural Computer used as communication medium for multiple reinforcement learning agents cooperating </text:span><text:span text:style-name="T6">as one </text:span><text:span text:style-name="T3">swarm. We can imagine Differentiable Neural Computer as a </text:span><text:span text:style-name="T6">page of a paper on which </text:span><text:span text:style-name="T3">agents can read, write and erase anything they want. </text:span><text:span text:style-name="T6">As ??? said: </text:span><text:span text:style-name="T4"><office:annotation office:name="__Annotation__141_1331147807"><dc:creator>Piotr Kucharski</dc:creator><dc:date>2019-01-06T23:12:00</dc:date><loext:sender-initials>PK</loext:sender-initials><text:p><text:span text:style-name="T3">I have to find the source. Probably homosapiens or homodeus</text:span></text:p></office:annotation></text:span><text:span text:style-name="T4">Man with a page of paper is somewhat smarter than man without </text:span><text:span text:style-name="T5">one</text:span><office:annotation-end office:name="__Annotation__141_1331147807"/><text:span text:style-name="T4">.</text:span><text:span text:style-name="T3"> Now let’s try to imagine hundreds of men trying to use a single page. Without policy on how to use that paper, it would be shortly shattered into dust, no longer able to represent anything ??? than chaos. </text:span></text:p>
      <text:p text:style-name="P2"><text:span text:style-name="T3">Remember, that paper can come in form of a book and a letter. </text:span><text:span text:style-name="T6">Communication?</text:span><text:span text:style-name="T3"> </text:span></text:p>
      <text:p text:style-name="P2"><text:span text:style-name="T3">For this experiment I’ll create simple 2D simulation of space battles with gravity artefacts and lots of deadly garbage floating around the orbit. Two or more teams </text:span><text:span text:style-name="T6">made of multiple ships with one Neural Conmputer</text:span><text:span text:style-name="T3"> will be deployed on the </text:span><text:span text:style-name="T6">space </text:span><text:span text:style-name="T3">battlefield. Agents will have very limited sight of view, so they will have to seek </text:span><text:span text:style-name="T6">and explore </text:span><text:span text:style-name="T3">for enemies </text:span><text:span text:style-name="T6">on their own</text:span><text:span text:style-name="T3">, and as they approach them they will have to </text:span><text:span text:style-name="T6">quickly share this information among entire swarm</text:span><text:span text:style-name="T3">. This is first what comes to my mind on how could memory and communication be </text:span><text:span text:style-name="T6">used</text:span><text:span text:style-name="T3">. </text:span></text:p>
      <text:p text:style-name="P2"><text:span text:style-name="T3">Minimum Viable Product:</text:span></text:p>
      <text:list xml:id="list388530102" text:style-name="WWNum2">
        <text:list-item>
          <text:p text:style-name="P5"><text:span text:style-name="T3">Collisions will be calculated across circles to save computing power.</text:span></text:p>
        </text:list-item>
        <text:list-item>
          <text:p text:style-name="P5"><text:span text:style-name="T3">Agents in both teams will share model structure and weights. </text:span></text:p>
        </text:list-item>
        <text:list-item>
          <text:p text:style-name="P5"><text:span text:style-name="T3">There will be 2 teams using 2 separated DNC with equal size. </text:span></text:p>
        </text:list-item>
        <text:list-item>
          <text:p text:style-name="P5"><text:span text:style-name="T3">Environment will be without gravity influence, but with lots of space debris floating around.</text:span></text:p>
        </text:list-item>
        <text:list-item>
          <text:p text:style-name="P5"><text:span text:style-name="T3">Agents input will be Vision Vector made of around 1k ray colliders spread across angle. It will dramatically reduce computations required over drones in 3D space and 2D vision</text:span></text:p>
        </text:list-item>
        <text:list-item>
          <text:p text:style-name="P5"><text:span text:style-name="T3">There will be some fully shared memory. Everyone can read and write at will. </text:span></text:p>
        </text:list-item>
        <text:list-item>
          <text:p text:style-name="P5"><text:span text:style-name="T3">To present (hopefully) gains of memory, communications and paper I’ll also prepare similar agents with slightly better ships, but without any communication and memory </text:span></text:p>
        </text:list-item>
      </text:list>
      <text:p text:style-name="P2"><text:span text:style-name="T3">Long term research:</text:span></text:p>
      <text:list xml:id="list2182107232" text:style-name="WWNum3">
        <text:list-item>
          <text:p text:style-name="P6"><text:span text:style-name="T3">No global memory. Agents will handle few pieces of memory and exchange with nearby allies.</text:span></text:p>
        </text:list-item>
        <text:list-item>
          <text:p text:style-name="P6"><text:span text:style-name="T3">Create ‘3d’ agents. Vision + memory + “high level” orders (maybe human control one day) </text:span></text:p>
          <text:list>
            <text:list-item>
              <text:p text:style-name="P6"><text:span text:style-name="T3">Centralized - based on current memory state or hidden state of agents </text:span></text:p>
            </text:list-item>
            <text:list-item>
              <text:p text:style-name="P6"><text:span text:style-name="T3">Equal voting on proposed actions</text:span></text:p>
            </text:list-item>
            <text:list-item>
              <text:p text:style-name="P6"><text:span text:style-name="T3">Weighted voting </text:span></text:p>
            </text:list-item>
            <text:list-item>
              <text:p text:style-name="P6"><text:span text:style-name="T3">Averaging proposals</text:span></text:p>
            </text:list-item>
          </text:list>
        </text:list-item>
        <text:list-item>
          <text:p text:style-name="P6"><text:soft-page-break/><text:span text:style-name="T3">Neural architecture search for everything ^-^ </text:span></text:p>
        </text:list-item>
        <text:list-item>
          <text:p text:style-name="P6"><text:span text:style-name="T3">More realistic </text:span><text:span text:style-name="T6">simulation</text:span></text:p>
        </text:list-item>
      </text:list>
      <text:p text:style-name="P3"/>
      <text:p text:style-name="P2"><text:span text:style-name="T3">In this paper we will explore some of the possibilities for agents to communicate through shared pages. We have to adapt some kind of policies to allow them to read/write/erase/store effectiv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2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2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2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2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32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2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2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32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2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Kucharski</meta:initial-creator>
    <meta:editing-cycles>7</meta:editing-cycles>
    <meta:creation-date>2019-01-06T21:30:00</meta:creation-date>
    <dc:date>2019-01-18T21:58:21.012062260</dc:date>
    <meta:editing-duration>PT2H11M35S</meta:editing-duration>
    <meta:generator>LibreOffice/6.0.7.3$Linux_X86_64 LibreOffice_project/00m0$Build-3</meta:generator>
    <meta:document-statistic meta:table-count="0" meta:image-count="0" meta:object-count="0" meta:page-count="2" meta:paragraph-count="23" meta:word-count="448" meta:character-count="2650" meta:non-whitespace-character-count="22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